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081ed" officeooo:paragraph-rsid="001d0597"/>
    </style:style>
    <style:style style:name="P3" style:family="paragraph" style:parent-style-name="Standard">
      <style:text-properties officeooo:rsid="0012651e" officeooo:paragraph-rsid="0012651e"/>
    </style:style>
    <style:style style:name="P4" style:family="paragraph" style:parent-style-name="Standard">
      <style:text-properties officeooo:rsid="0012651e" officeooo:paragraph-rsid="001081ed"/>
    </style:style>
    <style:style style:name="P5" style:family="paragraph" style:parent-style-name="Standard">
      <style:text-properties fo:font-weight="bold" officeooo:rsid="0015aecf" officeooo:paragraph-rsid="0015aecf" style:font-weight-asian="bold" style:font-weight-complex="bold"/>
    </style:style>
    <style:style style:name="P6" style:family="paragraph" style:parent-style-name="Standard">
      <style:text-properties fo:font-weight="bold" officeooo:rsid="00215cf0" officeooo:paragraph-rsid="00215cf0" style:font-weight-asian="bold" style:font-weight-complex="bold"/>
    </style:style>
    <style:style style:name="P7" style:family="paragraph" style:parent-style-name="Standard">
      <style:text-properties fo:font-weight="bold" officeooo:rsid="001a0ced" officeooo:paragraph-rsid="001a0ced" fo:background-color="transparent" style:font-weight-asian="bold" style:font-weight-complex="bold"/>
    </style:style>
    <style:style style:name="P8" style:family="paragraph" style:parent-style-name="Standard">
      <style:text-properties fo:font-weight="bold" officeooo:rsid="00233955" officeooo:paragraph-rsid="00233955" fo:background-color="transparent" style:font-weight-asian="bold" style:font-weight-complex="bold"/>
    </style:style>
    <style:style style:name="P9" style:family="paragraph" style:parent-style-name="Standard">
      <style:text-properties officeooo:rsid="0015aecf" officeooo:paragraph-rsid="0015aecf"/>
    </style:style>
    <style:style style:name="P10" style:family="paragraph" style:parent-style-name="Standard">
      <style:text-properties officeooo:rsid="0019171b" officeooo:paragraph-rsid="0019171b"/>
    </style:style>
    <style:style style:name="P11" style:family="paragraph" style:parent-style-name="Standard">
      <style:text-properties officeooo:rsid="0019171b" officeooo:paragraph-rsid="0019171b" fo:background-color="transparent"/>
    </style:style>
    <style:style style:name="P12" style:family="paragraph" style:parent-style-name="Standard">
      <style:text-properties officeooo:rsid="001a0ced" officeooo:paragraph-rsid="001a0ced" fo:background-color="transparent"/>
    </style:style>
    <style:style style:name="P13" style:family="paragraph" style:parent-style-name="Standard">
      <style:text-properties officeooo:rsid="00202b03" officeooo:paragraph-rsid="00202b03"/>
    </style:style>
    <style:style style:name="P14" style:family="paragraph" style:parent-style-name="Standard">
      <style:text-properties officeooo:rsid="00215cf0" officeooo:paragraph-rsid="00233955"/>
    </style:style>
    <style:style style:name="P15" style:family="paragraph" style:parent-style-name="Standard">
      <style:text-properties fo:font-weight="normal" officeooo:rsid="00215cf0" officeooo:paragraph-rsid="00215cf0" style:font-weight-asian="normal" style:font-weight-complex="normal"/>
    </style:style>
    <style:style style:name="P16" style:family="paragraph" style:parent-style-name="Standard">
      <style:text-properties fo:font-weight="normal" officeooo:rsid="00215cf0" officeooo:paragraph-rsid="00233955" style:font-weight-asian="normal" style:font-weight-complex="normal"/>
    </style:style>
    <style:style style:name="P17" style:family="paragraph" style:parent-style-name="Standard">
      <style:text-properties fo:font-weight="normal" officeooo:rsid="00215cf0" officeooo:paragraph-rsid="00254c78" style:font-weight-asian="normal" style:font-weight-complex="normal"/>
    </style:style>
    <style:style style:name="P18" style:family="paragraph" style:parent-style-name="Standard">
      <style:text-properties fo:font-weight="normal" officeooo:rsid="00233955" officeooo:paragraph-rsid="00233955" style:font-weight-asian="normal" style:font-weight-complex="normal"/>
    </style:style>
    <style:style style:name="P19" style:family="paragraph" style:parent-style-name="Standard">
      <style:text-properties fo:font-weight="normal" officeooo:rsid="002380f8" officeooo:paragraph-rsid="002380f8" style:font-weight-asian="normal" style:font-weight-complex="normal"/>
    </style:style>
    <style:style style:name="P20" style:family="paragraph" style:parent-style-name="Standard">
      <style:text-properties fo:font-weight="normal" officeooo:rsid="0024c04d" officeooo:paragraph-rsid="0024c04d" style:font-weight-asian="normal" style:font-weight-complex="normal"/>
    </style:style>
    <style:style style:name="P21" style:family="paragraph" style:parent-style-name="Standard">
      <style:text-properties fo:color="#0000ff" fo:font-weight="normal" officeooo:rsid="00233955" officeooo:paragraph-rsid="00233955" style:font-weight-asian="normal" style:font-weight-complex="normal"/>
    </style:style>
    <style:style style:name="P22" style:family="paragraph" style:parent-style-name="Standard">
      <style:text-properties officeooo:rsid="00233955" officeooo:paragraph-rsid="00233955"/>
    </style:style>
    <style:style style:name="P23" style:family="paragraph" style:parent-style-name="Standard">
      <style:text-properties officeooo:rsid="00233955" officeooo:paragraph-rsid="002693c8"/>
    </style:style>
    <style:style style:name="P24" style:family="paragraph" style:parent-style-name="Standard">
      <style:text-properties officeooo:paragraph-rsid="00254c78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color="#21409a" fo:font-weight="bold" officeooo:rsid="001081ed" officeooo:paragraph-rsid="001081ed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80f8" officeooo:paragraph-rsid="002380f8" fo:background-color="transparent" style:font-size-asian="12pt" style:font-size-complex="12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72c78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officeooo:rsid="0015aecf" style:font-weight-asian="bold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380f8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02b03" fo:background-color="transparent" loext:char-shading-value="0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33955"/>
    </style:style>
    <style:style style:name="T9" style:family="text">
      <style:text-properties fo:color="#cc0000"/>
    </style:style>
    <style:style style:name="T10" style:family="text">
      <style:text-properties fo:color="#cc0000" fo:font-weight="normal" style:font-weight-asian="normal" style:font-weight-complex="normal"/>
    </style:style>
    <style:style style:name="T11" style:family="text">
      <style:text-properties fo:color="#cc0000" style:text-underline-style="solid" style:text-underline-width="auto" style:text-underline-color="font-color"/>
    </style:style>
    <style:style style:name="T12" style:family="text">
      <style:text-properties fo:color="#0000ff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2b03" style:font-weight-asian="normal" style:font-weight-complex="normal"/>
    </style:style>
    <style:style style:name="T16" style:family="text">
      <style:text-properties officeooo:rsid="002380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/text:p>
      <text:p text:style-name="P1"/>
      <text:p text:style-name="P2"><text:span text:style-name="T4">curl <text:s/>--user Dsalazar:12345Nmp -XPOST</text:span> renovacionestopup/prospeccion</text:p>
      <text:p text:style-name="P1">{</text:p>
      <text:p text:style-name="P1"><text:s text:c="4"/></text:p>
      <text:p text:style-name="P25"><text:s text:c="2"/>"idProspeccion":789,</text:p>
      <text:p text:style-name="P25"><text:s text:c="2"/>"idCliente":1242,</text:p>
      <text:p text:style-name="P25"><text:s text:c="2"/>"contrato":2379,</text:p>
      <text:p text:style-name="P25"><text:s text:c="2"/>"riesgos_producto":"Crédito Simple S/G",</text:p>
      <text:p text:style-name="P25"><text:s text:c="2"/>"riesgos_subProducto":"OMEGA_M",</text:p>
      <text:p text:style-name="P25"><text:s text:c="2"/>"numeroPagos_producto_actual":24,</text:p>
      <text:p text:style-name="P25"><text:s text:c="2"/>"tasa_producto_actual":32,</text:p>
      <text:p text:style-name="P25"><text:s text:c="2"/>"monto_producto_actual":7333,</text:p>
      <text:p text:style-name="P25"><text:s text:c="2"/>"pago_producto_actual":437.359654036264,</text:p>
      <text:p text:style-name="P25"><text:s text:c="2"/>"nivel_riesgo_actual":"Bajo",</text:p>
      <text:p text:style-name="P25"><text:s text:c="2"/>"subProductoOferta":"PopUp",</text:p>
      <text:p text:style-name="P25"><text:s text:c="2"/>"ingreso":8686,</text:p>
      <text:p text:style-name="P25"><text:s text:c="2"/>"montoOfertaAutomatica_1":4963,</text:p>
      <text:p text:style-name="P25"><text:s text:c="2"/>"numeroPagosOfertaAutomatica_1":12,</text:p>
      <text:p text:style-name="P25"><text:s text:c="2"/>"tasaOfertaAutomatica_1":0,</text:p>
      <text:p text:style-name="P25"><text:s text:c="2"/>"pagoOfertaAutomatica_1":524.831584843517,</text:p>
      <text:p text:style-name="P25"><text:s text:c="2"/>"montoOfertaAutomatica_2":6716,</text:p>
      <text:p text:style-name="P25"><text:s text:c="2"/>"numeroPagosOfertaAutomatica_2":18,</text:p>
      <text:p text:style-name="P25"><text:s text:c="2"/>"tasaOfertaAutomatica_2":0,</text:p>
      <text:p text:style-name="P25"><text:s text:c="2"/>"pagoOfertaAutomatica_2":524.831584843517,</text:p>
      <text:p text:style-name="P25"><text:s text:c="2"/>"montoOfertaAutomatica_3":8276,</text:p>
      <text:p text:style-name="P25"><text:s text:c="2"/>"numeroPagosOfertaAutomatica_3":24,</text:p>
      <text:p text:style-name="P25"><text:s text:c="2"/>"tasaOfertaAutomatica_3":0,</text:p>
      <text:p text:style-name="P25"><text:s text:c="2"/>"pagoOfertaAutomatica_3":524.831584843517,</text:p>
      <text:p text:style-name="P25"><text:s text:c="2"/>"montoOfertaAutomatica_4":10388,</text:p>
      <text:p text:style-name="P25"><text:s text:c="2"/>"numeroPagosOfertaAutomatica_4":36,</text:p>
      <text:p text:style-name="P25"><text:s text:c="2"/>"tasaOfertaAutomatica_4":0,</text:p>
      <text:p text:style-name="P25"><text:s text:c="2"/>"pagoOfertaAutomatica_4":524.831584843517,</text:p>
      <text:p text:style-name="P25"><text:s text:c="2"/>"montoOfertaAutomaticaMaxima_1":4963,</text:p>
      <text:p text:style-name="P25"><text:s text:c="2"/>"numeroPagosOfertaAutomaticaMaxima_1":12,</text:p>
      <text:p text:style-name="P25"><text:s text:c="2"/>"tasaOfertaAutomaticaMaxima_1":0,</text:p>
      <text:p text:style-name="P25"><text:s text:c="2"/>"pagoOfertaAutomaticaMaxima_1":524.831584843517,</text:p>
      <text:p text:style-name="P25"><text:s text:c="2"/>"montoOfertaAutomaticaMaxima_2":6716,</text:p>
      <text:p text:style-name="P25"><text:s text:c="2"/>"numeroPagosOfertaAutomaticaMaxima_2":18,</text:p>
      <text:p text:style-name="P25"><text:s text:c="2"/>"tasaOfertaAutomaticaMaxima_2":0,</text:p>
      <text:p text:style-name="P25"><text:s text:c="2"/>"pagoOfertaAutomaticaMaxima_2":524.831584843517,</text:p>
      <text:p text:style-name="P25"><text:s text:c="2"/>"montoOfertaAutomaticaMaxima_3":8276,</text:p>
      <text:p text:style-name="P25"><text:s text:c="2"/>"numeroPagosOfertaAutomaticaMaxima_3":24,</text:p>
      <text:p text:style-name="P25"><text:s text:c="2"/>"tasaOfertaAutomaticaMaxima_3":0,</text:p>
      <text:p text:style-name="P25"><text:s text:c="2"/>"pagoOfertaAutomaticaMaxima_3":524.831584843517,</text:p>
      <text:p text:style-name="P25"><text:s text:c="2"/>"montoOfertaAutomaticaMaxima_4":10388,</text:p>
      <text:p text:style-name="P25"><text:s text:c="2"/>"numeroPagosOfertaAutomaticaMaxima_4":36,</text:p>
      <text:p text:style-name="P25"><text:s text:c="2"/>"tasaOfertaAutomaticaMaxima_4":0,</text:p>
      <text:p text:style-name="P25"><text:s text:c="2"/>"pagoOfertaAutomaticaMaxima_4":524.831584843517,</text:p>
      <text:p text:style-name="P25"><text:soft-page-break/><text:s text:c="2"/>"ITA_tasa_1":0,</text:p>
      <text:p text:style-name="P25"><text:s text:c="2"/>"ITA_tasa_2":0,</text:p>
      <text:p text:style-name="P25"><text:s text:c="2"/>"ITA_tasa_3":0,</text:p>
      <text:p text:style-name="P25"><text:s text:c="2"/>"ITA_tasa_4":0,</text:p>
      <text:p text:style-name="P25"><text:s text:c="2"/>"ITA_monto":11427,</text:p>
      <text:p text:style-name="P25"><text:s text:c="2"/>"ITA_numeroPagos_1":12,</text:p>
      <text:p text:style-name="P25"><text:s text:c="2"/>"ITA_numeroPagos_2":18,</text:p>
      <text:p text:style-name="P25"><text:s text:c="2"/>"ITA_numeroPagos_3":24,</text:p>
      <text:p text:style-name="P25"><text:s text:c="2"/>"ITA_numeroPagos_4":36,</text:p>
      <text:p text:style-name="P25"><text:s text:c="2"/>"nivel_riesgo_1":"Bajo",</text:p>
      <text:p text:style-name="P25"><text:s text:c="2"/>"flag_ruta":1,</text:p>
      <text:p text:style-name="P25"><text:s text:c="2"/>"fecha_cargaArchivo_layoutOfertas":"04/30/2018 15:57:19",</text:p>
      <text:p text:style-name="P25"><text:s text:c="2"/>"seguimientoCartera":"Siguimiento1",</text:p>
      <text:p text:style-name="P25"><text:s text:c="2"/>"estatus_seguimientoCartera":"Activo",</text:p>
      <text:p text:style-name="P25"><text:s text:c="2"/>"fecha_prospeccion":"04/30/2018 15:57:19",</text:p>
      <text:p text:style-name="P25"><text:s text:c="2"/>"fecha_insert":"04/30/2018 15:57:19",</text:p>
      <text:p text:style-name="P25"><text:s text:c="2"/>"SAP_nombre_cliente_1":"MARCO",</text:p>
      <text:p text:style-name="P25"><text:s text:c="2"/>"SAP_nombre_cliente_2":"ADRIAN",</text:p>
      <text:p text:style-name="P25"><text:s text:c="2"/>"SAP_apellidoPaterno_cliente":"CARRANZA",</text:p>
      <text:p text:style-name="P25"><text:s text:c="2"/>"SAP_apellidoMaterno_cliente":"EZQUIVEL",</text:p>
      <text:p text:style-name="P25"><text:s text:c="2"/>"SAP_calleDomicilio_cliente":"CLUB ATLAS",</text:p>
      <text:p text:style-name="P25"><text:s text:c="2"/>"SAP_numeroDomicilio_cliente":"63",</text:p>
      <text:p text:style-name="P25"><text:s text:c="2"/>"SAP_calleDomicilio_1":"UNO",</text:p>
      <text:p text:style-name="P25"><text:s text:c="2"/>"SAP_calleDomicilio_2":"DOS",</text:p>
      <text:p text:style-name="P25"><text:s text:c="2"/>"SAP_clave_coloniaDomicilio":"720",</text:p>
      <text:p text:style-name="P25"><text:s text:c="2"/>"SAP_coloniaDomicilio":"CUAUHTEMOC",</text:p>
      <text:p text:style-name="P25"><text:s text:c="2"/>"SAP_clave_municipioDomicilio":"15",</text:p>
      <text:p text:style-name="P25"><text:s text:c="2"/>"SAP_municipioDomicilio":"CUAUHTEMOC",</text:p>
      <text:p text:style-name="P25"><text:s text:c="2"/>"SAP_estadoDomicilio":"DF",</text:p>
      <text:p text:style-name="P25"><text:s text:c="2"/>"SAP_codigoPostalDomicilio":"6500",</text:p>
      <text:p text:style-name="P25"><text:s text:c="2"/>"SAP_geolocalizacion_x_domicilio":"19.4257733",</text:p>
      <text:p text:style-name="P25"><text:s text:c="2"/>"SAP_geolocalizacion_y_domicilio":"-99.168163",</text:p>
      <text:p text:style-name="P25"><text:s text:c="2"/>"SAP_telefono_1":"552514353",</text:p>
      <text:p text:style-name="P25"><text:s text:c="2"/>"SAP_telefono_2":"14252545",</text:p>
      <text:p text:style-name="P25"><text:s text:c="2"/>"rfc_cliente":"CAEM520615MV0",</text:p>
      <text:p text:style-name="P25"><text:s text:c="2"/>"curp_cliente":"CAEM520615HBNRZR",</text:p>
      <text:p text:style-name="P25"><text:s text:c="2"/>"localidad_cliente":"localidad_Cliente",</text:p>
      <text:p text:style-name="P25"><text:s text:c="2"/>"SAP_estatus_cliente":"60",</text:p>
      <text:p text:style-name="P25"><text:s text:c="2"/>"SAP_subestatus_cliente":"601",</text:p>
      <text:p text:style-name="P25"><text:s text:c="2"/>"SAP_producto":"AUTOSIN",</text:p>
      <text:p text:style-name="P25"><text:s text:c="2"/>"SAP_subProducto":"Renovacion",</text:p>
      <text:p text:style-name="P25"><text:s text:c="2"/>"SAP_tipoContacto_telefono_1":"PREDETERMINADO",</text:p>
      <text:p text:style-name="P25"><text:s text:c="2"/>"SAP_descripcionContacto_telefono_1":"descripcionContacto",</text:p>
      <text:p text:style-name="P25"><text:s text:c="2"/>"SAP_intentos_telefono_1":0,</text:p>
      <text:p text:style-name="P25"><text:s text:c="2"/>"SAP_fecha_contacto _telefono_1":"04/30/2018 15:57:19",</text:p>
      <text:p text:style-name="P25"><text:s text:c="2"/>"SAP_tipoContacto_telefono_2":"",</text:p>
      <text:p text:style-name="P25"><text:s text:c="2"/>"SAP_descripcionContacto_telefono_2":"SAP_descripcionContacto_telefono_2",</text:p>
      <text:p text:style-name="P25"><text:s text:c="2"/>"SAP_intentos_telefono_2":"0",</text:p>
      <text:p text:style-name="P25"><text:s text:c="2"/>"SAP_fecha_contacto_telefono_2":"04/30/2018 15:57:19",</text:p>
      <text:p text:style-name="P25"><text:soft-page-break/><text:s text:c="2"/>"CRM_tipoTelefono_1":"88",</text:p>
      <text:p text:style-name="P25"><text:s text:c="2"/>"CRM_lada_telefono_1":"33",</text:p>
      <text:p text:style-name="P25"><text:s text:c="2"/>"CRM_telefono_1":"554567576",</text:p>
      <text:p text:style-name="P25"><text:s text:c="2"/>"CRM_extension_telefono_1":"ext 55",</text:p>
      <text:p text:style-name="P25"><text:s text:c="2"/>"CRM_intentos_telefono_1":5566,</text:p>
      <text:p text:style-name="P25"><text:s text:c="2"/>"CRM_tipoContacto_telefono_1":"directo",</text:p>
      <text:p text:style-name="P25"><text:s text:c="2"/>"CRM_descripcionContacto_telefono_1":"CRM_descripcionContacto_telefono_1",</text:p>
      <text:p text:style-name="P25"><text:s text:c="2"/>"CRM_fecha_contacto_telefono_1":"04/30/2018 15:57:19",</text:p>
      <text:p text:style-name="P25"><text:s text:c="2"/>"CRM_tipoTelefono_2":"CRM_tipoTelefono_2",</text:p>
      <text:p text:style-name="P25"><text:s text:c="2"/>"CRM_lada_telefono_2":"CRM_lada_telefono_2",</text:p>
      <text:p text:style-name="P25"><text:s text:c="2"/>"CRM_telefono_2":"CRM_telefono_2",</text:p>
      <text:p text:style-name="P25"><text:s text:c="2"/>"CRM_extension_telefono_2":"CRM_extension_telefono_2",</text:p>
      <text:p text:style-name="P25"><text:s text:c="2"/>"CRM_intentos_telefono_2":1234,</text:p>
      <text:p text:style-name="P25"><text:s text:c="2"/>"CRM_tipoContacto_telefono_2":"CRM_tipoContacto_telefono_2",</text:p>
      <text:p text:style-name="P25"><text:s text:c="2"/>"CRM_descripcionContacto_telefono_2":"CRM_descripcionContacto_telefono_2",</text:p>
      <text:p text:style-name="P25"><text:s text:c="2"/>"CRM_fecha_contacto_telefono_2":"04/30/2018 15:57:19",</text:p>
      <text:p text:style-name="P25"><text:s text:c="2"/>"CRM_tipoTelefono_3":"CRM_tipoTelefono_3",</text:p>
      <text:p text:style-name="P25"><text:s text:c="2"/>"CRM_lada_telefono_3":"CRM_lada_telefono_3",</text:p>
      <text:p text:style-name="P25"><text:s text:c="2"/>"CRM_telefono_3":"CRM_telefono_3",</text:p>
      <text:p text:style-name="P25"><text:s text:c="2"/>"CRM_extension_telefono_3":"CRM_extension_telefono_3",</text:p>
      <text:p text:style-name="P25"><text:s text:c="2"/>"CRM_intentos_telefono_3":1234,</text:p>
      <text:p text:style-name="P25"><text:s text:c="2"/>"CRM_tipoContacto_telefono_3":"docas",</text:p>
      <text:p text:style-name="P25"><text:s text:c="2"/>"CRM_descripcionContacto_telefono_3":"CRM_descripcionContacto_telefono_3",</text:p>
      <text:p text:style-name="P25"><text:s text:c="2"/>"CRM_fecha_contacto_telefono_3":"04/30/2018 15:57:19",</text:p>
      <text:p text:style-name="P25"><text:s text:c="2"/>"CRM_tipoTelefono_4":"CRM_tipoTelefono_4",</text:p>
      <text:p text:style-name="P25"><text:s text:c="2"/>"CRM_lada_telefono_4":"CRM_lada_telefono_4",</text:p>
      <text:p text:style-name="P25"><text:s text:c="2"/>"CRM_telefono_4":"CRM_telefono_4",</text:p>
      <text:p text:style-name="P25"><text:s text:c="2"/>"CRM_extension_telefono_4":"CRM_extension_telefono_4",</text:p>
      <text:p text:style-name="P25"><text:s text:c="2"/>"CRM_intentos_telefono_4":123,</text:p>
      <text:p text:style-name="P25"><text:s text:c="2"/>"CRM_tipoContacto_telefono_4":"CRM_tipoContacto_telefono_4",</text:p>
      <text:p text:style-name="P25"><text:s text:c="2"/>"CRM_descripcionContacto_telefono_4":"CRM_descripcionContacto_telefono_4",</text:p>
      <text:p text:style-name="P25"><text:s text:c="2"/>"CRM_fecha_contacto_telefono_4":"04/30/2018 15:57:19",</text:p>
      <text:p text:style-name="P25"><text:s text:c="2"/>"CRM_tipoTelefono_5":"CRM_tipoTelefono_5",</text:p>
      <text:p text:style-name="P25"><text:s text:c="2"/>"CRM_lada_telefono_5":"CRM_lada_telefono_5",</text:p>
      <text:p text:style-name="P25"><text:s text:c="2"/>"CRM_telefono_5":"CRM_telefono_5",</text:p>
      <text:p text:style-name="P25"><text:s text:c="2"/>"CRM_extension_telefono_5":"CRM_extension_telefono_5",</text:p>
      <text:p text:style-name="P25"><text:s text:c="2"/>"CRM_intentos_telefono_5":512,</text:p>
      <text:p text:style-name="P25"><text:s text:c="2"/>"CRM_tipoContacto_telefono_5":"CRM_tipoContacto_telefono_5",</text:p>
      <text:p text:style-name="P25"><text:s text:c="2"/>"CRM_descripcionContacto_telefono_5":"CRM_descripcionContacto_telefono_5",</text:p>
      <text:p text:style-name="P25"><text:s text:c="2"/>"CRM_fecha_contacto_telefono_5":"04/30/2018 15:57:19",</text:p>
      <text:p text:style-name="P25"><text:s text:c="2"/>"CRM_nombreCliente":"CRM_nombreCliente",</text:p>
      <text:p text:style-name="P25"><text:s text:c="2"/>"CRM_apellidosCliente":"CRM_apellidosCliente",</text:p>
      <text:p text:style-name="P25"><text:s text:c="2"/>"CRM_tipoDomicilio_cliente":"CRM_tipoDomicilio_cliente",</text:p>
      <text:p text:style-name="P25"><text:s text:c="2"/>"CRM_tipoVivienda_cliente":"CRM_tipoVivienda_cliente",</text:p>
      <text:p text:style-name="P25"><text:s text:c="2"/>"CRM_calle_cliente":"CRM_calle_cliente",</text:p>
      <text:p text:style-name="P25"><text:s text:c="2"/>"CRM_numero_domicilioCliente":"8b",</text:p>
      <text:p text:style-name="P25"><text:s text:c="2"/>"CRM_numeroInterior_domicilioCliente":"CRM_numeroInterior_domicilioCliente",</text:p>
      <text:p text:style-name="P25"><text:s text:c="2"/>"CRM_lote_domicilioCliente":"CRM_lote_domicilioCliente",</text:p>
      <text:p text:style-name="P25"><text:s text:c="2"/>"CRM_manzana_domicilioCliente":"CRM_manzana_domicilioCliente",</text:p>
      <text:p text:style-name="P25"><text:soft-page-break/><text:s text:c="2"/>"CRM_entreCalle_1":"CRM_entreCalle_1",</text:p>
      <text:p text:style-name="P25"><text:s text:c="2"/>"CRM_entreCalle_2":"CRM_entreCalle_2",</text:p>
      <text:p text:style-name="P25"><text:s text:c="2"/>"CRM_codigoPostal_domicilioCliente":"54671",</text:p>
      <text:p text:style-name="P25"><text:s text:c="2"/>"CRM_colonia_domicilioCliente":"CRM_colonia_domicilioCliente",</text:p>
      <text:p text:style-name="P25"><text:s text:c="2"/>"CRM_municipio_domicilioCliente":"CRM_municipio_domicilioCliente",</text:p>
      <text:p text:style-name="P25"><text:s text:c="2"/>"CRM_ciudad":"CRM_ciudad",</text:p>
      <text:p text:style-name="P25"><text:s text:c="2"/>"CRM_estado":"CRM_estado",</text:p>
      <text:p text:style-name="P25"><text:s text:c="2"/>"CRM_pais":"CRM_pais",</text:p>
      <text:p text:style-name="P25"><text:s text:c="2"/>"promotorNombre":"promotorNombre",</text:p>
      <text:p text:style-name="P25"><text:s text:c="2"/>"promotorApellidos":"promotorApellidos",</text:p>
      <text:p text:style-name="P25"><text:s text:c="2"/>"idPromotor":"12d",</text:p>
      <text:p text:style-name="P25"><text:s text:c="2"/>"gerenciadeVentas":"gerenciadeVentas",</text:p>
      <text:p text:style-name="P25"><text:s text:c="2"/>"id_campaña":"180429_4",</text:p>
      <text:p text:style-name="P25"><text:s text:c="2"/>"fecha_activacion_campaña":"04/30/2018 15:57:19",</text:p>
      <text:p text:style-name="P25"><text:s text:c="2"/>"estatus_campaña":"acti",</text:p>
      <text:p text:style-name="P25"><text:s text:c="2"/>"nombre_lista_marketing":"nombre_lista_marketing",</text:p>
      <text:p text:style-name="P25"><text:s text:c="2"/>"generadoUsuario_tipo_telefono":"tipo_text",</text:p>
      <text:p text:style-name="P25"><text:s text:c="2"/>"generadoUsuario_lada_telefono":"123123",</text:p>
      <text:p text:style-name="P25"><text:s text:c="2"/>"generadoUsuario_telefono":"usuarioTele",</text:p>
      <text:p text:style-name="P25"><text:s text:c="2"/>"generadoUsuario_extension_telefono":"12123",</text:p>
      <text:p text:style-name="P25"><text:s text:c="2"/>"generadoUsuario_intentosContacto_telefono":67,</text:p>
      <text:p text:style-name="P25"><text:s text:c="2"/>"generadoUsuario_descripcionContacto_telefono":"descripcionTel",</text:p>
      <text:p text:style-name="P25"><text:s text:c="2"/>"generadoUsuario_fecha_creacion_telefono":"04/30/2018 15:57:19",</text:p>
      <text:p text:style-name="P25"><text:s text:c="2"/>"generadoUsuario_fecha_contacto_telefono": "04/30/2018 15:57:19",</text:p>
      <text:p text:style-name="P25"><text:s text:c="2"/>"estatus_carga":0</text:p>
      <text:p text:style-name="P1">}</text:p>
      <text:p text:style-name="P4"/>
      <text:p text:style-name="P3"/>
      <text:p text:style-name="P3"/>
      <text:p text:style-name="P3"/>
      <text:p text:style-name="P5">Historia 5. <text:s/>Ver resultados de la prospección</text:p>
      <text:p text:style-name="P9"/>
      <text:p text:style-name="P13">Los parametros se deben sustituir para obtener los datos de requeridos</text:p>
      <text:p text:style-name="P9"/>
      <text:p text:style-name="P13">curl --user epvazquez:12345Nmp -XPOST "https://0f015a81ee05196b255efee81a128f42.us-east-1.aws.found.io:9243/_search/template?&amp;pretty" -H 'Content-Type: application/json' -d'</text:p>
      <text:p text:style-name="P13">{</text:p>
      <text:p text:style-name="P13"><text:s text:c="2"/>"id": "H5_ResultadosProspeccion",</text:p>
      <text:p text:style-name="P13"><text:s text:c="2"/>"params": {</text:p>
      <text:p text:style-name="P13"><text:s text:c="4"/>"id_campania": "180502_9_TP_CC",</text:p>
      <text:p text:style-name="P13"><text:s text:c="4"/>"subProductoOferta": "Renovacion",</text:p>
      <text:p text:style-name="P13"><text:s text:c="4"/>"subProducto2": "TopUp"</text:p>
      <text:p text:style-name="P13"><text:s text:c="2"/>}</text:p>
      <text:p text:style-name="P13">}'</text:p>
      <text:p text:style-name="P9"/>
      <text:p text:style-name="P9"/>
      <text:p text:style-name="P9"/>
      <text:p text:style-name="P9"/>
      <text:p text:style-name="P9"/>
      <text:p text:style-name="P6"><text:soft-page-break/>Historia 6. Actualización </text:p>
      <text:p text:style-name="P6"/>
      <text:p text:style-name="P15">Para realizar la actialización se deben seguir los siguientes pasos:</text:p>
      <text:p text:style-name="P15"/>
      <text:p text:style-name="P15">1. Obtener el ID de los documentos que pertenencen a los clientes a actualizar:</text:p>
      <text:p text:style-name="P15"/>
      <text:p text:style-name="P17">curl --user epvazquez:12345Nmp <text:span text:style-name="T16">-XPOST "https://0f015a81ee05196b255efee81a128f42.us-east-1.aws.found.io:9243/renovacionestopup/prospeccion/_search/template?&amp;pretty" -H 'Content-Type: application/json' -d'</text:span></text:p>
      <text:p text:style-name="P19">{</text:p>
      <text:p text:style-name="P19"><text:s text:c="2"/>"id": "obtener_Ids_cliente_campania",</text:p>
      <text:p text:style-name="P19"><text:s text:c="2"/>"params": {</text:p>
      <text:p text:style-name="P19"><text:s text:c="4"/>"id_cliente": 26,</text:p>
      <text:p text:style-name="P19"><text:s text:c="4"/>"id_campania": 1</text:p>
      <text:p text:style-name="P19"><text:s text:c="2"/>}</text:p>
      <text:p text:style-name="P19">}'</text:p>
      <text:p text:style-name="P18"/>
      <text:p text:style-name="P18">2. Una vez que se tengan los _ID se deben actualizar mediante la siguiente consulta:</text:p>
      <text:p text:style-name="P18"/>
      <text:p text:style-name="P18">Se debe sustituir el ID subrayado en color <text:span text:style-name="T7">rojo</text:span> y sustituir los valores del cuerpo con los nuevos datos.</text:p>
      <text:p text:style-name="P18"/>
      <text:p text:style-name="P18"><text:bookmark-start text:name="__DdeLink__2075_2063651221"/>curl --user epvazquez:12345Nmp -XPOST "https://0f015a81ee05196b255efee81a128f42.us-east-1.aws.found.io:9243/renovacionestopup/prospeccion/<text:span text:style-name="T9">e7UJR2MB-6V0_PKYdu1F</text:span>/_update?pretty"</text:p>
      <text:p text:style-name="P18">{</text:p>
      <text:p text:style-name="P18"><text:s text:c="2"/>"doc": {</text:p>
      <text:p text:style-name="P18"><text:s text:c="11"/><text:span text:style-name="T12"><text:s/>"idCampaña" : "value1",</text:span></text:p>
      <text:p text:style-name="P21"><text:s text:c="12"/>"fecha_activacion_campaña":"2017-02-11",</text:p>
      <text:p text:style-name="P21"><text:s text:c="12"/>"estatus_campaña":"value2",</text:p>
      <text:p text:style-name="P21"><text:s text:c="12"/>"nombre_lista_marketing": "value3"</text:p>
      <text:p text:style-name="P18"><text:s text:c="3"/>}</text:p>
      <text:p text:style-name="P18">}<text:bookmark-end text:name="__DdeLink__2075_2063651221"/></text:p>
      <text:p text:style-name="P14"/>
      <text:p text:style-name="P9"><text:tab/></text:p>
      <text:p text:style-name="P10"><text:span text:style-name="T3">Historia 9</text:span>. C<text:span text:style-name="T1">uando se enlace la llamada para confirmar sus datos. </text:span></text:p>
      <text:p text:style-name="P11"/>
      <text:p text:style-name="P12">En esta historia nos harán consulta de datos por id_cliente, ES regresará respuesta al bus con los datos del cliente que ellos nos pidan por su id.</text:p>
      <text:p text:style-name="P12"/>
      <text:p text:style-name="P12"/>
      <text:p text:style-name="P24"><text:span text:style-name="T2">curl --user Dsalazar:12345Nmp </text:span><text:span text:style-name="T5">-XPOST "https://0f015a81ee05196b255efee81a128f42.us-east-1.aws.found.io:9243/renovacionestopup/prospeccion/_search/template</text:span><text:span text:style-name="T6">?&amp;pretty</text:span><text:span text:style-name="T5">" -H 'Content-Type: application/json' -d'</text:span></text:p>
      <text:p text:style-name="P26">{</text:p>
      <text:p text:style-name="P26"><text:s text:c="2"/>"id": "H9_DatosCliente_xID",</text:p>
      <text:p text:style-name="P26"><text:s text:c="2"/>"params":{</text:p>
      <text:p text:style-name="P26"><text:s text:c="4"/>"id_cliente" : 26,</text:p>
      <text:p text:style-name="P26"><text:s text:c="4"/>"id_campania":1</text:p>
      <text:p text:style-name="P26"><text:s text:c="2"/>}</text:p>
      <text:p text:style-name="P26">}'</text:p>
      <text:p text:style-name="P12"><text:soft-page-break/></text:p>
      <text:p text:style-name="P7">Historia 10 . <text:s/><text:span text:style-name="T8">Actualizar estados del cliente y estatus</text:span></text:p>
      <text:p text:style-name="P7"/>
      <text:p text:style-name="P8"/>
      <text:p text:style-name="P16">Para realizar la actialización se deben seguir los siguientes pasos:</text:p>
      <text:p text:style-name="P16"/>
      <text:p text:style-name="P16">1. Obtener el ID de los documentos que pertenencen a los clientes a actualizar:</text:p>
      <text:p text:style-name="P16"/>
      <text:p text:style-name="P17">curl --user epvazquez:12345Nmp<text:span text:style-name="T8"> -XPOST "https://0f015a81ee05196b255efee81a128f42.us-east-1.aws.found.io:9243/trazabilidad_cliente/_search/template?&amp;pretty " -H 'Content-Type: application/json' -d'</text:span></text:p>
      <text:p text:style-name="P20">{</text:p>
      <text:p text:style-name="P20"><text:s text:c="2"/>"id":"H19_obtener_IDs_trazabilidad",</text:p>
      <text:p text:style-name="P20"><text:s text:c="2"/>"params": {</text:p>
      <text:p text:style-name="P20"><text:s text:c="4"/>"id_cliente": 2,</text:p>
      <text:p text:style-name="P20"><text:s text:c="4"/>"id_campania": 1</text:p>
      <text:p text:style-name="P20"><text:s text:c="2"/>}</text:p>
      <text:p text:style-name="P20">}'</text:p>
      <text:p text:style-name="P20"/>
      <text:p text:style-name="P18">2. Una vez que se tengan los _ID se deben actualizar mediante la siguiente consulta:</text:p>
      <text:p text:style-name="P18"/>
      <text:p text:style-name="P18">Se debe sustituir el ID subrayado en color <text:span text:style-name="T11">rojo</text:span> y sustituir los valores del cuerpo con los nuevos datos.</text:p>
      <text:p text:style-name="P18"/>
      <text:p text:style-name="P23"><text:span text:style-name="T14">curl --user epvazquez:12345Nmp curl -XPOST "https://0f015a81ee05196b255efee81a128f42.us-east-1.aws.found.io:9243/trazabilidad_cliente/</text:span><text:span text:style-name="T10">AWNK0wOlF_O_ig9TvEjQ</text:span><text:span text:style-name="T14">/_update</text:span><text:span text:style-name="T15">?&amp;pretty</text:span><text:span text:style-name="T14">" -H 'Content-Type: application/json' -d'</text:span></text:p>
      <text:p text:style-name="P18">{</text:p>
      <text:p text:style-name="P18"><text:s text:c="2"/>"doc": {</text:p>
      <text:p text:style-name="P22"><text:span text:style-name="T14"><text:s text:c="7"/></text:span><text:span text:style-name="T13"><text:s text:c="5"/>"idCliente" : "value2",</text:span></text:p>
      <text:p text:style-name="P21"><text:s text:c="12"/>"id_campania":"12082017_TCC",</text:p>
      <text:p text:style-name="P21"><text:s text:c="12"/>"macroproceso_cliente":"value2",</text:p>
      <text:p text:style-name="P21"><text:s text:c="12"/>"pantalla_cliente": "value3",</text:p>
      <text:p text:style-name="P21"><text:s text:c="12"/>"etapa_cliente":"value2",</text:p>
      <text:p text:style-name="P21"><text:s text:c="12"/>"subetapa_cliente":"value2",</text:p>
      <text:p text:style-name="P21"><text:s text:c="12"/>"estatus_cliente":"value2",</text:p>
      <text:p text:style-name="P21"><text:s text:c="12"/>"folio_BPM":1,</text:p>
      <text:p text:style-name="P21"><text:s text:c="12"/>"folio_movilidad":1,</text:p>
      <text:p text:style-name="P21"><text:s text:c="12"/>"numeroContrato":1,</text:p>
      <text:p text:style-name="P21"><text:s text:c="12"/>"numero_solicitud":1,</text:p>
      <text:p text:style-name="P21"><text:s text:c="12"/>"fecha_cambio_estatus":"2018-05-03T13:42:20.760"</text:p>
      <text:p text:style-name="P18"><text:s text:c="3"/>}</text:p>
      <text:p text:style-name="P18">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7T17:29:50.091937339</dc:date>
    <meta:editing-duration>P1DT5H8M4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6" meta:paragraph-count="246" meta:word-count="514" meta:character-count="10281" meta:non-whitespace-character-count="9411"/>
  </office:meta>
</office:document-meta>
</file>